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Heading_20_2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Heading_20_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" style:family="table-cell" style:parent-style-name="Heading_20_2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Heading_20_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Heading_20_2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er_key_raw_byt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31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row table:style-name="ro1">
          <table:table-cell/>
          <table:table-cell table:style-name="ce2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3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OL_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_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MI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OG (fan?)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2"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3"/>ES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5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6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7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8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3"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4"/>F9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0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De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~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3"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-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Hom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Ta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4"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5"/>Q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W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R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Y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U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I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O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[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]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\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2"/>Cap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F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H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J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K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;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'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Enter (single)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hfi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Z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V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4"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5"/>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M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.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/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 (single)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En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L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2"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2"/>Met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L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tSc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2"/>Lef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 text:c="2"/>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14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<text:s text:c="2"/>Dow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igh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Lid Logo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1 (right)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2 (right corner)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3 (right bottom)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4 (left bottom)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5 (left corner)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6 (left)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id Left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id Right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65" table:number-rows-spanned="1">
            <text:p><text:s text:c="2"/></text:p>
          </table:table-cell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14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</table:table-row>
        <table:table-row table:style-name="ro1">
          <table:table-cell table:style-name="ce2" office:value-type="string" calcext:value-type="string" table:number-columns-spanned="65" table:number-rows-spanned="1">
            <text:p><text:s text:c="2"/>This block is for laptops with multizone lighting</text:p>
          </table:table-cell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14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  <table:covered-table-cell table:style-name="ce7"/>
          <table:covered-table-cell table:style-name="ce9"/>
        </table:table-row>
        <table:table-row table:style-name="ro1">
          <table:table-cell/>
          <table:table-cell table:style-name="ce2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3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eyboard Z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 Z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 Z3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 Z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Right 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Right Corner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Right Bottom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ft Bottom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ft Corner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ft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 table:number-rows-repeated="104843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5T19:51:11.717180286</dc:date>
    <meta:editing-duration>PT5H14M45S</meta:editing-duration>
    <meta:editing-cycles>55</meta:editing-cycles>
    <meta:generator>LibreOffice/7.4.3.2$Linux_X86_64 LibreOffice_project/40$Build-2</meta:generator>
    <meta:document-statistic meta:table-count="1" meta:cell-count="8130" meta:object-count="0"/>
  </office:meta>
</office:document-meta>
</file>